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officeooo:rsid="0064b47b" officeooo:paragraph-rsid="0064b47b" style:font-size-asian="12.25pt" style:font-weight-asian="normal" style:font-size-complex="14pt" style:font-weight-complex="normal"/>
    </style:style>
    <style:style style:name="P2" style:family="paragraph" style:parent-style-name="Standard">
      <style:paragraph-properties fo:text-align="start" style:justify-single-word="false"/>
      <style:text-properties fo:font-size="14pt" style:text-underline-style="solid" style:text-underline-type="double" style:text-underline-width="auto" style:text-underline-color="font-color" fo:font-weight="normal" officeooo:rsid="0064b47b" officeooo:paragraph-rsid="0064b47b"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normal" officeooo:rsid="0064b47b" officeooo:paragraph-rsid="0064b47b"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none" fo:font-weight="normal" officeooo:rsid="0064b47b" officeooo:paragraph-rsid="006d2b88"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none" fo:font-weight="normal" officeooo:rsid="0064b47b" officeooo:paragraph-rsid="006f5db2"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fo:font-size="24pt" fo:font-weight="bold" officeooo:rsid="0064b47b" officeooo:paragraph-rsid="0064b47b" style:font-size-asian="24pt" style:font-weight-asian="bold" style:font-size-complex="24pt" style:font-weight-complex="bold"/>
    </style:style>
    <style:style style:name="P7" style:family="paragraph" style:parent-style-name="Standard">
      <style:paragraph-properties fo:text-align="start" style:justify-single-word="false"/>
      <style:text-properties fo:font-size="16pt" fo:font-weight="bold" officeooo:rsid="0064b47b" officeooo:paragraph-rsid="0064b47b"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style:text-underline-style="none" fo:font-weight="bold" officeooo:rsid="0068fbdf" officeooo:paragraph-rsid="0068fbdf"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size="16pt" style:text-underline-style="none" fo:font-weight="bold" officeooo:rsid="0064b47b" officeooo:paragraph-rsid="0064b47b" style:font-size-asian="16pt" style:font-weight-asian="bold" style:font-size-complex="16pt" style:font-weight-complex="bold"/>
    </style:style>
    <style:style style:name="P10" style:family="paragraph" style:parent-style-name="Standard">
      <style:paragraph-properties fo:text-align="start" style:justify-single-word="false"/>
      <style:text-properties fo:font-size="14pt" style:text-underline-style="none" fo:font-weight="normal" officeooo:rsid="0064b47b" officeooo:paragraph-rsid="0064b47b"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style:text-underline-style="none" fo:font-weight="normal" officeooo:rsid="0064b47b" officeooo:paragraph-rsid="0079f2b7"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6pt" style:text-underline-style="none" fo:font-weight="bold" officeooo:rsid="0064b47b" officeooo:paragraph-rsid="0079f2b7" style:font-size-asian="16pt" style:font-weight-asian="bold" style:font-size-complex="16pt" style:font-weight-complex="bold"/>
    </style:style>
    <style:style style:name="T1" style:family="text">
      <style:text-properties style:text-underline-style="none"/>
    </style:style>
    <style:style style:name="T2" style:family="text">
      <style:text-properties officeooo:rsid="00665d68"/>
    </style:style>
    <style:style style:name="T3" style:family="text">
      <style:text-properties officeooo:rsid="0068fbdf"/>
    </style:style>
    <style:style style:name="T4" style:family="text">
      <style:text-properties officeooo:rsid="0077c8a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3">Tree</text:span> Basics</text:p>
      <text:p text:style-name="P1"/>
      <text:p text:style-name="P1">A tree is a connected, acyclic graph that consists of n nodes and n − 1 edges. Removing any edge from a tree divides it into two components, and adding any edge to a tree creates a cycle. Moreover, there is always a unique path between any two nodes of a tree.</text:p>
      <text:p text:style-name="P1"/>
      <text:p text:style-name="P1"/>
      <text:p text:style-name="P7">Terminolgies :</text:p>
      <text:p text:style-name="P1"/>
      <text:p text:style-name="P1">The leaves of a tree are the nodes with degree 1, i.e., with only one neighbor.</text:p>
      <text:p text:style-name="P1"/>
      <text:p text:style-name="P1">In a rooted tree, one of the nodes is appointed the root of the tree, and all other nodes are placed underneath the root. <text:span text:style-name="T2">T</text:span><text:span text:style-name="T1">he children of a node are its lower neighbors, and the parent of a node is its upper neighbor. Each node has exactly one parent, except for the root that does not have a parent.</text:span></text:p>
      <text:p text:style-name="P3"/>
      <text:p text:style-name="P3">The structure of a rooted tree is recursive: each node of the tree acts as the root of a subtree that contains the node itself and all nodes that are in the subtrees of its children.</text:p>
      <text:p text:style-name="P3"/>
      <text:p text:style-name="P3"/>
      <text:p text:style-name="P3"/>
      <text:p text:style-name="P8">Traversal :</text:p>
      <text:p text:style-name="P3"/>
      <text:p text:style-name="P3">General graph traversal algorithms can be used to traverse the nodes of a tree. However, the traversal of a tree is easier to implement than that of a general graph, because there are no cycles in the tree and it is not possible to reach a node from multiple directions.</text:p>
      <text:p text:style-name="P2"/>
      <text:p text:style-name="P3">void dfs(int s, int e) {</text:p>
      <text:p text:style-name="P3"><text:tab/>// process node s</text:p>
      <text:p text:style-name="P3"><text:tab/>for (auto u : adj[s]) {</text:p>
      <text:p text:style-name="P4"><text:tab/><text:tab/>if (u != e) </text:p>
      <text:p text:style-name="P4"><text:tab/><text:tab/><text:tab/>dfs(u, s);</text:p>
      <text:p text:style-name="P3"><text:tab/>}</text:p>
      <text:p text:style-name="P3">}</text:p>
      <text:p text:style-name="P3"/>
      <text:p text:style-name="P3">Dynamic programming can be used to calculate some information during a tree traversal. Using dynamic programming, we can, for example, calculate in O ( n ) time for each node of a rooted tree the number of nodes in its subtree or the length of the longest path from the node to a leaf.</text:p>
      <text:p text:style-name="P3"/>
      <text:p text:style-name="P3"><text:soft-page-break/>As an example, let us calculate for each node s a value count [ s ]: the number of nodes in its subtree.</text:p>
      <text:p text:style-name="P3"/>
      <text:p text:style-name="P3">void dfs(int s, int e) {</text:p>
      <text:p text:style-name="P3"><text:tab/>count[s] = 1;</text:p>
      <text:p text:style-name="P3"><text:tab/>for (auto u : adj[s]) {</text:p>
      <text:p text:style-name="P5"><text:tab/><text:tab/>if (u == e) </text:p>
      <text:p text:style-name="P5"><text:tab/><text:tab/><text:tab/>continue;</text:p>
      <text:p text:style-name="P3"><text:tab/><text:tab/>dfs(u, s);</text:p>
      <text:p text:style-name="P3"><text:tab/><text:tab/>count[s] += count[u];</text:p>
      <text:p text:style-name="P3"><text:tab/>}</text:p>
      <text:p text:style-name="P3">}</text:p>
      <text:p text:style-name="P3"/>
      <text:p text:style-name="P3"/>
      <text:p text:style-name="P9"/>
      <text:p text:style-name="P9">Diameter:</text:p>
      <text:p text:style-name="P3"/>
      <text:p text:style-name="P3">The diameter of a tree is the maximum length of a path between two nodes. </text:p>
      <text:p text:style-name="P3"/>
      <text:p text:style-name="P3">Algorithm 1:</text:p>
      <text:p text:style-name="P3"/>
      <text:p text:style-name="P3">A general way to approach many tree problems is to first root the tree arbitrarily. After this, we can try to solve the problem separately for each subtree. An important observation is that every path in a rooted tree has a highest point. Thus, we can calculate for each node the length of the longest path whose highest point is the node. One of those paths corresponds to the diameter of the tree.</text:p>
      <text:p text:style-name="P3"/>
      <text:p text:style-name="P3">We calculate for each node x two values:</text:p>
      <text:p text:style-name="P3">• toLeaf ( x ) : the maximum length of a path from x to any leaf</text:p>
      <text:p text:style-name="P3">• maxLength ( x ) : the maximum length of a path whose highest point is x</text:p>
      <text:p text:style-name="P3"/>
      <text:p text:style-name="P3">Dynamic programming can be used to calculate the above values for all nodes in O ( n ) time. First, to calculate toLeaf ( x ), we go through the children of x , choose a child c with maximum toLeaf ( c ) and add one to this value. Then, to calculate maxLength ( x ), we choose two distinct children a and b such that the sum toLeaf ( a ) + toLeaf ( b ) is maximum and add two to this sum.</text:p>
      <text:p text:style-name="P3"/>
      <text:p text:style-name="P3"/>
      <text:p text:style-name="P3">Algorithm 2 :</text:p>
      <text:p text:style-name="P3"/>
      <text:p text:style-name="P11">Another efficient way to calculate the diameter of a tree is based on two depth-first searches. First, we choose an arbitrary node a in the tree and find the farthest node b from a . Then, we find the farthest node c from b . The diameter of the tree is the distance between b and c.</text:p>
      <text:p text:style-name="P11"><text:soft-page-break/>Node x indicates the place where the path from node a joins the path that corresponds to the diameter. The farthest node from a is node b , node c or some other node that is at least as far from node x . Thus, this node is always a valid choice for an endpoint of a path that corresponds to the diameter.</text:p>
      <text:p text:style-name="P11"/>
      <text:p text:style-name="P11"/>
      <text:p text:style-name="P11"/>
      <text:p text:style-name="P12">Binary trees</text:p>
      <text:p text:style-name="P11"/>
      <text:p text:style-name="P11">A binary tree is a rooted tree where each node has a left and right subtree. It is possible that a subtree of a node is empty. Thus, every node in a binary tree has zero, one or two children.</text:p>
      <text:p text:style-name="P11"/>
      <text:p text:style-name="P11">The nodes of a binary tree have three natural orderings that correspond to different ways to recursively traverse the tree:</text:p>
      <text:p text:style-name="P11">• pre-order <text:tab/>: first process the root, then traverse the left subtree, then traverse the right subtree</text:p>
      <text:p text:style-name="P11">• in–order<text:tab/>: first traverse the left subtree, then process the root, then traverse the right subtree</text:p>
      <text:p text:style-name="P11">• post–order<text:tab/>: first traverse the left subtree, then traverse the right subtree, then process the ro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3T21:11:19.327166788</meta:creation-date>
    <dc:date>2020-08-11T17:28:19.980924008</dc:date>
    <meta:editing-duration>PT3H29M41S</meta:editing-duration>
    <meta:editing-cycles>128</meta:editing-cycles>
    <meta:generator>LibreOffice/6.0.7.3$Linux_X86_64 LibreOffice_project/00m0$Build-3</meta:generator>
    <meta:document-statistic meta:table-count="0" meta:image-count="0" meta:object-count="0" meta:page-count="3" meta:paragraph-count="43" meta:word-count="804" meta:character-count="4027" meta:non-whitespace-character-count="3244"/>
  </office:meta>
</office:document-meta>
</file>